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rsid="000cc38e" officeooo:paragraph-rsid="000cc38e"/>
    </style:style>
    <style:style style:name="P2" style:family="paragraph" style:parent-style-name="Heading_20_2">
      <style:text-properties officeooo:rsid="000dbab4" officeooo:paragraph-rsid="000dbab4"/>
    </style:style>
    <style:style style:name="P3" style:family="paragraph" style:parent-style-name="Text_20_body">
      <style:text-properties officeooo:rsid="00034f5a" officeooo:paragraph-rsid="00034f5a"/>
    </style:style>
    <style:style style:name="P4" style:family="paragraph" style:parent-style-name="Text_20_body">
      <style:text-properties officeooo:rsid="000811fe" officeooo:paragraph-rsid="000811fe"/>
    </style:style>
    <style:style style:name="P5" style:family="paragraph" style:parent-style-name="Text_20_body">
      <style:text-properties officeooo:rsid="000ac3cb" officeooo:paragraph-rsid="000ac3cb"/>
    </style:style>
    <style:style style:name="P6" style:family="paragraph" style:parent-style-name="Text_20_body">
      <style:text-properties officeooo:rsid="000cc38e" officeooo:paragraph-rsid="000cc38e"/>
    </style:style>
    <style:style style:name="P7" style:family="paragraph" style:parent-style-name="Text_20_body">
      <style:text-properties officeooo:paragraph-rsid="000cc38e"/>
    </style:style>
    <style:style style:name="P8" style:family="paragraph" style:parent-style-name="Title">
      <style:text-properties officeooo:rsid="00034f5a" officeooo:paragraph-rsid="00034f5a"/>
    </style:style>
    <style:style style:name="T1" style:family="text">
      <style:text-properties officeooo:rsid="000525f5"/>
    </style:style>
    <style:style style:name="T2" style:family="text">
      <style:text-properties officeooo:rsid="0006360e"/>
    </style:style>
    <style:style style:name="T3" style:family="text">
      <style:text-properties officeooo:rsid="0006c711"/>
    </style:style>
    <style:style style:name="T4" style:family="text">
      <style:text-properties officeooo:rsid="00092912"/>
    </style:style>
    <style:style style:name="T5" style:family="text">
      <style:text-properties officeooo:rsid="000a5be1"/>
    </style:style>
    <style:style style:name="T6" style:family="text">
      <style:text-properties officeooo:rsid="000ac3cb"/>
    </style:style>
    <style:style style:name="T7" style:family="text">
      <style:text-properties officeooo:rsid="000cc38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oteutusdokumentti</text:p>
      <text:p text:style-name="P3"/>
      <text:h text:style-name="P2" text:outline-level="2">Toteutus ja analysointi</text:h>
      <text:p text:style-name="P3">Ohjelman perusideana on, että se osaa luoda suomen- <text:s/>ja englanninkielen kuuloisia nimiä. Kun halutaan luoda nimi Nimeaja- luokan avulla ilmoitetaan, kummalla kielellä nimi halutaan, <text:span text:style-name="T3">minkä pituisia nimiä halutaan ja kuinka pirkä markovin ketju luodaan</text:span>. Tämän jälkeen Nimeäjä <text:span text:style-name="T1">lukee Opetus- lukan luoman tiedoston, jonne on luotu Trie-rakenteena puu, jossa on kaikki opetusdatasta otetut merkkijonorimpsut. </text:span><text:span text:style-name="T2">Sitten Nimeaja luo sen pohjalta uuden nimen, käyttäen todennäköisyyksiä seuraavan kirjaimen poiminnassa (eli markovin ketjujen avulla). Näitä nimiä luodaan 20. </text:span></text:p>
      <text:p text:style-name="P3"/>
      <text:p text:style-name="P4">Aikavaativuudeltaan algoritmia voidaan tutkia kahdelta osalta: Puun luominen ja nimen luominen. Puun luomisen aikavaativuus on riippuvainen siitä, kuinka monta nimeä käydään läpi puun luonnin aikana. Se on myös riippuvainen nimen pituudesta, mutta koska nimet ovat yleisesti 3- 15 kirjaimisia, <text:span text:style-name="T4">nimestä tulee maksimissaan noin 12 eri merkkijonoa, joka ei vaikuta aikavaativuuteen kovinkaan paljon. Aikavaativuus on O(n), koska opetuksessa käydään raa’asti jokainen sana läpi, eikä algoritmissa ole esimerkiksi rekursiota missään kohtaa. Nimen luominen on nopeampaa. Se on riippuvainen siitä, minkä </text:span><text:span text:style-name="T5">pituinen nimi</text:span><text:span text:style-name="T4"> halutaan. For-luuppeja käydään läpi lasta etsiessä, mutta koska lapsia voi olla vain yhtä monta, kuin kirjaimia jossain kielessä, lapsien maksimimäärä on tiedossa. </text:span><text:span text:style-name="T5">Tällöin yhden nimen luontiin kestää pituus*puun läpikäynti lehtisolmuun asti + vakioaikaisia toimintoja, eli prosessi on vakioaikainen O(n*</text:span><text:span text:style-name="T6">k</text:span><text:span text:style-name="T5">), jossa voidaan olettaa, että n &lt; 15 </text:span><text:span text:style-name="T6">ja k on kirjaimia kyseisessä kielessä</text:span></text:p>
      <text:p text:style-name="P4"/>
      <text:p text:style-name="P5">Tyossä on se puute, että kun kielen nimet ovat kovin erikuuloisia (kuten englanninkielessä) tuloksista tulee epätarkempia <text:span text:style-name="T7">ja kuulostavat vähemmän alkuperäisen kielen nimiltä. Tällöin vain pitää valita pitempi ketju. Työtä voisi parannella luomalla tiettyjä kielioppisääntöjä jokaiselle kielelle (esim ei kahta samaa konsonanttia nimen alkuun <text:s/>tai loppuun suomen kielessä). Myös käyttäjän toiveita voisi kuunnella enemmän, esim alkukirjaimessa ja nimen sukupuolessa. Myös hienomman grafiikan voisi luoda, missä painellaan vain nappuloita ja valitaan kieli tai pituus, mutta siihen ei aika riittänyt. </text:span></text:p>
      <text:h text:style-name="P1" text:outline-level="2">Lähteet</text:h>
      <text:p text:style-name="P6">Markov chains:</text:p>
      <text:p text:style-name="P7"><text:a xlink:type="simple" xlink:href="https://www.youtube.com/watch?v=i3AkTO9HLXo" text:style-name="Internet_20_link" text:visited-style-name="Visited_20_Internet_20_Link">https://www.youtube.com/watch?v=i3AkTO9HLXo</text:a></text:p>
      <text:p text:style-name="P7"><text:a xlink:type="simple" xlink:href="https://www.youtube.com/watch?v=VNHeFp6zXKU" text:style-name="Internet_20_link" text:visited-style-name="Visited_20_Internet_20_Link">https://www.youtube.com/watch?v=VNHeFp6zXKU</text:a></text:p>
      <text:p text:style-name="P6">Nimet:</text:p>
      <text:p text:style-name="P6"><text:a xlink:type="simple" xlink:href="https://lapsennimi.com/naisten_nimet_tyton_nimia_lista/" text:style-name="Internet_20_link" text:visited-style-name="Visited_20_Internet_20_Link">https://lapsennimi.com/naisten_nimet_tyton_nimia_lista/</text:a></text:p>
      <text:p text:style-name="P6"><text:soft-page-break/><text:a xlink:type="simple" xlink:href="https://lapsennimi.com/miesten_nimet_pojan_nimia_lista/" text:style-name="Internet_20_link" text:visited-style-name="Visited_20_Internet_20_Link">https://lapsennimi.com/miesten_nimet_pojan_nimia_lista/</text:a></text:p>
      <text:p text:style-name="P6"><text:a xlink:type="simple" xlink:href="https://www.verywellfamily.com/top-1000-baby-boy-names-2757618" text:style-name="Internet_20_link" text:visited-style-name="Visited_20_Internet_20_Link">https://www.verywellfamily.com/top-1000-baby-boy-names-2757618</text:a></text:p>
      <text:p text:style-name="P6"><text:a xlink:type="simple" xlink:href="https://www.goodhousekeeping.com/life/parenting/a37668901/top-baby-girl-names/" text:style-name="Internet_20_link" text:visited-style-name="Visited_20_Internet_20_Link">https://www.goodhousekeeping.com/life/parenting/a37668901/top-baby-girl-names/</text:a></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5T16:04:29.161943793</meta:creation-date>
    <dc:date>2022-10-26T13:06:34.647577780</dc:date>
    <meta:editing-duration>PT7S</meta:editing-duration>
    <meta:editing-cycles>1</meta:editing-cycles>
    <meta:document-statistic meta:table-count="0" meta:image-count="0" meta:object-count="0" meta:page-count="2" meta:paragraph-count="14" meta:word-count="296" meta:character-count="2557" meta:non-whitespace-character-count="2271"/>
    <meta:generator>LibreOffice/7.3.6.2$Linux_X86_64 LibreOffice_project/30$Build-2</meta:generator>
  </office:meta>
</office:document-meta>
</file>